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poblacion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 office:value-type="string" calcext:value-type="string">
            <text:p>BAS</text:p>
          </table:table-cell>
          <table:table-cell table:style-name="Default" office:value-type="float" office:value="4279032" calcext:value-type="float">
            <text:p>4279032</text:p>
          </table:table-cell>
          <table:table-cell/>
        </table:table-row>
        <table:table-row table:style-name="ro1">
          <table:table-cell office:value-type="string" calcext:value-type="string">
            <text:p>La Plata</text:p>
          </table:table-cell>
          <table:table-cell table:style-name="ce4" office:value-type="float" office:value="1238401" calcext:value-type="float">
            <text:p>1238401</text:p>
          </table:table-cell>
          <table:table-cell table:formula="of:=[.B3]/[.B$2]" office:value-type="float" office:value="0.289411483718748" calcext:value-type="float">
            <text:p>0,289411483718748</text:p>
          </table:table-cell>
        </table:table-row>
        <table:table-row table:style-name="ro1">
          <table:table-cell office:value-type="string" calcext:value-type="string">
            <text:p>MDP</text:p>
          </table:table-cell>
          <table:table-cell office:value-type="float" office:value="618989" calcext:value-type="float">
            <text:p>618989</text:p>
          </table:table-cell>
          <table:table-cell table:formula="of:=[.B4]/[.B$2]" office:value-type="float" office:value="0.144656314792691" calcext:value-type="float">
            <text:p>0,144656314792691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01531" calcext:value-type="float">
            <text:p>301531</text:p>
          </table:table-cell>
          <table:table-cell table:formula="of:=[.B5]/[.B$2]" office:value-type="float" office:value="0.0704671056444542" calcext:value-type="float">
            <text:p>0,0704671056444542</text:p>
          </table:table-cell>
        </table:table-row>
        <table:table-row table:style-name="ro1">
          <table:table-cell table:style-name="ce1" office:value-type="string" calcext:value-type="string">
            <text:p>CEN</text:p>
          </table:table-cell>
          <table:table-cell table:style-name="Default" office:value-type="float" office:value="4561440" calcext:value-type="float">
            <text:p>4561440</text:p>
          </table:table-cell>
          <table:table-cell/>
        </table:table-row>
        <table:table-row table:style-name="ro1">
          <table:table-cell office:value-type="string" calcext:value-type="string">
            <text:p>cba</text:p>
          </table:table-cell>
          <table:table-cell office:value-type="float" office:value="1565250" calcext:value-type="float">
            <text:p>1565250</text:p>
          </table:table-cell>
          <table:table-cell/>
        </table:table-row>
        <table:table-row table:style-name="ro1">
          <table:table-cell office:value-type="string" calcext:value-type="string">
            <text:p>rio4 </text:p>
          </table:table-cell>
          <table:table-cell table:style-name="ce4" office:value-type="float" office:value="180756" calcext:value-type="float">
            <text:p>180756</text:p>
          </table:table-cell>
          <table:table-cell/>
        </table:table-row>
        <table:table-row table:style-name="ro1">
          <table:table-cell office:value-type="string" calcext:value-type="string">
            <text:p>san luis</text:p>
          </table:table-cell>
          <table:table-cell office:value-type="float" office:value="255454" calcext:value-type="float">
            <text:p>255454</text:p>
          </table:table-cell>
          <table:table-cell/>
        </table:table-row>
        <table:table-row table:style-name="ro1">
          <table:table-cell table:style-name="ce1" office:value-type="string" calcext:value-type="string">
            <text:p>COM</text:p>
          </table:table-cell>
          <table:table-cell table:style-name="Default" office:value-type="float" office:value="1823441" calcext:value-type="float">
            <text:p>1823441</text:p>
          </table:table-cell>
          <table:table-cell/>
        </table:table-row>
        <table:table-row table:style-name="ro1">
          <table:table-cell office:value-type="string" calcext:value-type="string">
            <text:p>Neuquen</text:p>
          </table:table-cell>
          <table:table-cell office:value-type="float" office:value="289712" calcext:value-type="float">
            <text:p>289712</text:p>
          </table:table-cell>
          <table:table-cell/>
        </table:table-row>
        <table:table-row table:style-name="ro1">
          <table:table-cell office:value-type="string" calcext:value-type="string">
            <text:p>cipo</text:p>
          </table:table-cell>
          <table:table-cell office:value-type="float" office:value="105482" calcext:value-type="float">
            <text:p>105482</text:p>
          </table:table-cell>
          <table:table-cell/>
        </table:table-row>
        <table:table-row table:style-name="ro1">
          <table:table-cell office:value-type="string" calcext:value-type="string">
            <text:p>Bariloche</text:p>
          </table:table-cell>
          <table:table-cell office:value-type="float" office:value="135755" calcext:value-type="float">
            <text:p>135755</text:p>
          </table:table-cell>
          <table:table-cell/>
        </table:table-row>
        <table:table-row table:style-name="ro1">
          <table:table-cell office:value-type="string" calcext:value-type="string">
            <text:p>Roca</text:p>
          </table:table-cell>
          <table:table-cell office:value-type="float" office:value="135755" calcext:value-type="float">
            <text:p>135755</text:p>
          </table:table-cell>
          <table:table-cell/>
        </table:table-row>
        <table:table-row table:style-name="ro1">
          <table:table-cell office:value-type="string" calcext:value-type="string">
            <text:p>sta rosa</text:p>
          </table:table-cell>
          <table:table-cell office:value-type="float" office:value="116083" calcext:value-type="float">
            <text:p>116083</text:p>
          </table:table-cell>
          <table:table-cell/>
        </table:table-row>
        <table:table-row table:style-name="ro1">
          <table:table-cell table:style-name="ce1" office:value-type="string" calcext:value-type="string">
            <text:p>CUY</text:p>
          </table:table-cell>
          <table:table-cell table:style-name="Default" office:value-type="float" office:value="2866393" calcext:value-type="float">
            <text:p>2866393</text:p>
          </table:table-cell>
          <table:table-cell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1056893" calcext:value-type="float">
            <text:p>1056893</text:p>
          </table:table-cell>
          <table:table-cell/>
        </table:table-row>
        <table:table-row table:style-name="ro1">
          <table:table-cell office:value-type="string" calcext:value-type="string">
            <text:p>San Juan</text:p>
          </table:table-cell>
          <table:table-cell office:value-type="float" office:value="818234" calcext:value-type="float">
            <text:p>818234</text:p>
          </table:table-cell>
          <table:table-cell/>
        </table:table-row>
        <table:table-row table:style-name="ro1">
          <table:table-cell office:value-type="string" calcext:value-type="string">
            <text:p>San rafael</text:p>
          </table:table-cell>
          <table:table-cell office:value-type="float" office:value="215020" calcext:value-type="float">
            <text:p>215020</text:p>
          </table:table-cell>
          <table:table-cell/>
        </table:table-row>
        <table:table-row table:style-name="ro1">
          <table:table-cell table:style-name="ce1" office:value-type="string" calcext:value-type="string">
            <text:p>GBA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T</text:p>
          </table:table-cell>
          <table:table-cell table:style-name="Default" office:value-type="float" office:value="4970486" calcext:value-type="float">
            <text:p>4970486</text:p>
          </table:table-cell>
          <table:table-cell/>
        </table:table-row>
        <table:table-row table:style-name="ro1">
          <table:table-cell office:value-type="string" calcext:value-type="string">
            <text:p>Rosario</text:p>
          </table:table-cell>
          <table:table-cell office:value-type="float" office:value="1029619" calcext:value-type="float">
            <text:p>1029619</text:p>
          </table:table-cell>
          <table:table-cell/>
        </table:table-row>
        <table:table-row table:style-name="ro1">
          <table:table-cell office:value-type="string" calcext:value-type="string">
            <text:p>sta fe</text:p>
          </table:table-cell>
          <table:table-cell office:value-type="float" office:value="404916" calcext:value-type="float">
            <text:p>404916</text:p>
          </table:table-cell>
          <table:table-cell/>
        </table:table-row>
        <table:table-row table:style-name="ro1">
          <table:table-cell office:value-type="string" calcext:value-type="string">
            <text:p>parana</text:p>
          </table:table-cell>
          <table:table-cell office:value-type="float" office:value="304133" calcext:value-type="float">
            <text:p>304133</text:p>
          </table:table-cell>
          <table:table-cell/>
        </table:table-row>
        <table:table-row table:style-name="ro1">
          <table:table-cell table:style-name="ce1" office:value-type="string" calcext:value-type="string">
            <text:p>NEA</text:p>
          </table:table-cell>
          <table:table-cell table:style-name="Default" office:value-type="float" office:value="4228594" calcext:value-type="float">
            <text:p>4228594</text:p>
          </table:table-cell>
          <table:table-cell/>
        </table:table-row>
        <table:table-row table:style-name="ro1">
          <table:table-cell office:value-type="string" calcext:value-type="string">
            <text:p>corrientes</text:p>
          </table:table-cell>
          <table:table-cell office:value-type="float" office:value="427531" calcext:value-type="float">
            <text:p>427531</text:p>
          </table:table-cell>
          <table:table-cell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float" office:value="298611" calcext:value-type="float">
            <text:p>298611</text:p>
          </table:table-cell>
          <table:table-cell/>
        </table:table-row>
        <table:table-row table:style-name="ro1">
          <table:table-cell office:value-type="string" calcext:value-type="string">
            <text:p>formosa</text:p>
          </table:table-cell>
          <table:table-cell office:value-type="float" office:value="264452" calcext:value-type="float">
            <text:p>264452</text:p>
          </table:table-cell>
          <table:table-cell/>
        </table:table-row>
        <table:table-row table:style-name="ro1">
          <table:table-cell office:value-type="string" calcext:value-type="string">
            <text:p>Posadas</text:p>
          </table:table-cell>
          <table:table-cell office:value-type="float" office:value="327510" calcext:value-type="float">
            <text:p>327510</text:p>
          </table:table-cell>
          <table:table-cell/>
        </table:table-row>
        <table:table-row table:style-name="ro1">
          <table:table-cell table:style-name="ce1" office:value-type="string" calcext:value-type="string">
            <text:p>NOA</text:p>
          </table:table-cell>
          <table:table-cell table:style-name="Default" office:value-type="float" office:value="5859115" calcext:value-type="float">
            <text:p>5859115</text:p>
          </table:table-cell>
          <table:table-cell/>
        </table:table-row>
        <table:table-row table:style-name="ro1">
          <table:table-cell office:value-type="string" calcext:value-type="string">
            <text:p>tucuman</text:p>
          </table:table-cell>
          <table:table-cell office:value-type="float" office:value="598835" calcext:value-type="float">
            <text:p>598835</text:p>
          </table:table-cell>
          <table:table-cell/>
        </table:table-row>
        <table:table-row table:style-name="ro1">
          <table:table-cell office:value-type="string" calcext:value-type="string">
            <text:p>Salta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sgo</text:p>
          </table:table-cell>
          <table:table-cell office:value-type="float" office:value="252192" calcext:value-type="float">
            <text:p>252192</text:p>
          </table:table-cell>
          <table:table-cell/>
        </table:table-row>
        <table:table-row table:style-name="ro1">
          <table:table-cell office:value-type="string" calcext:value-type="string">
            <text:p>catamarca</text:p>
          </table:table-cell>
          <table:table-cell office:value-type="float" office:value="159139" calcext:value-type="float">
            <text:p>159139</text:p>
          </table:table-cell>
          <table:table-cell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211097" calcext:value-type="float">
            <text:p>211097</text:p>
          </table:table-cell>
          <table:table-cell/>
        </table:table-row>
        <table:table-row table:style-name="ro1">
          <table:table-cell table:style-name="ce1" office:value-type="string" calcext:value-type="string">
            <text:p>TRP</text:p>
          </table:table-cell>
          <table:table-cell table:style-name="Default" office:value-type="float" office:value="929847" calcext:value-type="float">
            <text:p>929847</text:p>
          </table:table-cell>
          <table:table-cell/>
        </table:table-row>
        <table:table-row table:style-name="ro1">
          <table:table-cell table:style-name="ce3" office:value-type="string" calcext:value-type="string">
            <text:p>Rio gallegos</text:p>
          </table:table-cell>
          <table:table-cell table:style-name="ce6" office:value-type="float" office:value="115585" calcext:value-type="float">
            <text:p>115585</text:p>
          </table:table-cell>
          <table:table-cell/>
        </table:table-row>
        <table:table-row table:style-name="ro1">
          <table:table-cell table:style-name="ce3" office:value-type="string" calcext:value-type="string">
            <text:p>comodoro</text:p>
          </table:table-cell>
          <table:table-cell table:style-name="ce6" office:value-type="float" office:value="201228" calcext:value-type="float">
            <text:p>201228</text:p>
          </table:table-cell>
          <table:table-cell/>
        </table:table-row>
        <table:table-row table:style-name="ro1">
          <table:table-cell table:style-name="ce3" office:value-type="string" calcext:value-type="string">
            <text:p>Trelew</text:p>
          </table:table-cell>
          <table:table-cell table:style-name="ce6" office:value-type="float" office:value="106214" calcext:value-type="float">
            <text:p>106214</text:p>
          </table:table-cell>
          <table:table-cell/>
        </table:table-row>
        <table:table-row table:style-name="ro1">
          <table:table-cell table:style-name="ce3" office:value-type="string" calcext:value-type="string">
            <text:p>Rawson</text:p>
          </table:table-cell>
          <table:table-cell table:style-name="ce6" office:value-type="float" office:value="102143" calcext:value-type="float">
            <text:p>102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8">
      <number:number number:decimal-places="1" number:min-decimal-places="1" number:min-integer-digits="1"/>
      <number:text>%</number:text>
    </number:percentage-style>
    <number:date-style style:name="N12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7">
      <number:text-content/>
      <style:map style:condition="value()&lt;=1.7976931348623157E+308" style:apply-style-name="N127P0"/>
    </number:text-style>
    <number:date-style style:name="N126">
      <number:month number:textual="true"/>
      <number:text>-</number:text>
      <number:year number:style="long"/>
    </number:dat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5:55:59.197818237</meta:creation-date>
    <dc:date>2025-10-30T16:48:42.394534853</dc:date>
    <meta:editing-duration>PT8M54S</meta:editing-duration>
    <meta:editing-cycles>1</meta:editing-cycles>
    <meta:generator>LibreOffice/7.3.7.2$Linux_X86_64 LibreOffice_project/30$Build-2</meta:generator>
    <meta:document-statistic meta:table-count="1" meta:cell-count="82" meta:object-count="0"/>
  </office:meta>
</office:document-meta>
</file>